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9638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5c6b" officeooo:paragraph-rsid="00155c6b"/>
    </style:style>
    <style:style style:name="P2" style:family="paragraph" style:parent-style-name="Standard">
      <style:text-properties officeooo:rsid="00155c6b" officeooo:paragraph-rsid="001f5182"/>
    </style:style>
    <style:style style:name="P3" style:family="paragraph" style:parent-style-name="Standard">
      <style:text-properties officeooo:rsid="00155c6b" officeooo:paragraph-rsid="00235f78"/>
    </style:style>
    <style:style style:name="P4" style:family="paragraph" style:parent-style-name="Standard">
      <style:text-properties officeooo:rsid="00155c6b" officeooo:paragraph-rsid="0028523e"/>
    </style:style>
    <style:style style:name="P5" style:family="paragraph" style:parent-style-name="Standard">
      <style:text-properties fo:font-weight="bold" officeooo:rsid="00155c6b" officeooo:paragraph-rsid="00155c6b" style:font-weight-asian="bold" style:font-weight-complex="bold"/>
    </style:style>
    <style:style style:name="P6" style:family="paragraph" style:parent-style-name="Standard">
      <style:text-properties fo:font-weight="bold" officeooo:rsid="00155c6b" officeooo:paragraph-rsid="0028523e" style:font-weight-asian="bold" style:font-weight-complex="bold"/>
    </style:style>
    <style:style style:name="P7" style:family="paragraph" style:parent-style-name="Standard">
      <style:text-properties fo:font-weight="bold" officeooo:rsid="00220f01" officeooo:paragraph-rsid="002b3c59" style:font-weight-asian="bold" style:font-weight-complex="bold"/>
    </style:style>
    <style:style style:name="P8" style:family="paragraph" style:parent-style-name="Standard">
      <style:text-properties fo:font-weight="bold" officeooo:rsid="00220f01" officeooo:paragraph-rsid="00220f01" style:font-weight-asian="bold" style:font-weight-complex="bold"/>
    </style:style>
    <style:style style:name="P9" style:family="paragraph" style:parent-style-name="Standard">
      <style:text-properties fo:font-weight="bold" officeooo:rsid="001ead8f" officeooo:paragraph-rsid="001f5182" style:font-weight-asian="bold" style:font-weight-complex="bold"/>
    </style:style>
    <style:style style:name="P10" style:family="paragraph" style:parent-style-name="Standard">
      <style:text-properties fo:font-weight="bold" officeooo:rsid="001ead8f" officeooo:paragraph-rsid="001ead8f" style:font-weight-asian="bold" style:font-weight-complex="bold"/>
    </style:style>
    <style:style style:name="P11" style:family="paragraph" style:parent-style-name="Standard">
      <style:text-properties fo:font-weight="bold" officeooo:rsid="001ead8f" officeooo:paragraph-rsid="0028523e" style:font-weight-asian="bold" style:font-weight-complex="bold"/>
    </style:style>
    <style:style style:name="P12" style:family="paragraph" style:parent-style-name="Standard">
      <style:text-properties officeooo:rsid="001ead8f" officeooo:paragraph-rsid="001ead8f"/>
    </style:style>
    <style:style style:name="P13" style:family="paragraph" style:parent-style-name="Standard">
      <style:text-properties officeooo:rsid="001ead8f" officeooo:paragraph-rsid="001f5182"/>
    </style:style>
    <style:style style:name="P14" style:family="paragraph" style:parent-style-name="Standard">
      <style:text-properties officeooo:rsid="001ead8f" officeooo:paragraph-rsid="002b3c59"/>
    </style:style>
    <style:style style:name="P15" style:family="paragraph" style:parent-style-name="Standard">
      <style:text-properties officeooo:rsid="00220f01" officeooo:paragraph-rsid="00220f01"/>
    </style:style>
    <style:style style:name="P16" style:family="paragraph" style:parent-style-name="Standard">
      <style:text-properties fo:font-weight="bold" officeooo:rsid="00155c6b" officeooo:paragraph-rsid="0026ecd6" style:font-weight-asian="bold" style:font-weight-complex="bold"/>
    </style:style>
    <style:style style:name="P17" style:family="paragraph" style:parent-style-name="Standard">
      <style:text-properties fo:font-weight="bold" officeooo:rsid="00155c6b" officeooo:paragraph-rsid="002e084b" style:font-weight-asian="bold" style:font-weight-complex="bold"/>
    </style:style>
    <style:style style:name="P18" style:family="paragraph" style:parent-style-name="Standard">
      <style:text-properties fo:font-weight="bold" officeooo:rsid="002bd11e" officeooo:paragraph-rsid="002bd11e" style:font-weight-asian="bold" style:font-weight-complex="bold"/>
    </style:style>
    <style:style style:name="P19" style:family="paragraph" style:parent-style-name="Standard">
      <style:text-properties fo:font-weight="bold" officeooo:rsid="002cebb1" officeooo:paragraph-rsid="002cebb1" style:font-weight-asian="bold" style:font-weight-complex="bold"/>
    </style:style>
    <style:style style:name="P20" style:family="paragraph" style:parent-style-name="Standard">
      <style:text-properties fo:font-weight="bold" officeooo:rsid="002f92b6" officeooo:paragraph-rsid="002f92b6" style:font-weight-asian="bold" style:font-weight-complex="bold"/>
    </style:style>
    <style:style style:name="P21" style:family="paragraph" style:parent-style-name="Standard">
      <style:text-properties fo:font-weight="bold" officeooo:rsid="00317d9b" officeooo:paragraph-rsid="00317d9b" style:font-weight-asian="bold" style:font-weight-complex="bold"/>
    </style:style>
    <style:style style:name="P22" style:family="paragraph" style:parent-style-name="Standard">
      <style:text-properties fo:font-weight="bold" officeooo:rsid="0035d5a6" officeooo:paragraph-rsid="0035d5a6" style:font-weight-asian="bold" style:font-weight-complex="bold"/>
    </style:style>
    <style:style style:name="P23" style:family="paragraph" style:parent-style-name="Standard">
      <style:text-properties fo:font-weight="bold" officeooo:rsid="0038019f" officeooo:paragraph-rsid="0038019f" style:font-weight-asian="bold" style:font-weight-complex="bold"/>
    </style:style>
    <style:style style:name="P24" style:family="paragraph" style:parent-style-name="Standard">
      <style:text-properties fo:font-weight="bold" officeooo:rsid="003a3910" officeooo:paragraph-rsid="003a3910" style:font-weight-asian="bold" style:font-weight-complex="bold"/>
    </style:style>
    <style:style style:name="P25" style:family="paragraph" style:parent-style-name="Standard">
      <style:text-properties fo:font-weight="bold" officeooo:rsid="003d0696" officeooo:paragraph-rsid="003d0696" style:font-weight-asian="bold" style:font-weight-complex="bold"/>
    </style:style>
    <style:style style:name="P26" style:family="paragraph" style:parent-style-name="Standard">
      <style:text-properties fo:font-weight="bold" officeooo:rsid="00458090" officeooo:paragraph-rsid="00458090" style:font-weight-asian="bold" style:font-weight-complex="bold"/>
    </style:style>
    <style:style style:name="P27" style:family="paragraph" style:parent-style-name="Standard">
      <style:text-properties fo:font-weight="bold" officeooo:rsid="00495f77" officeooo:paragraph-rsid="00495f77" style:font-weight-asian="bold" style:font-weight-complex="bold"/>
    </style:style>
    <style:style style:name="P28" style:family="paragraph" style:parent-style-name="Standard">
      <style:text-properties fo:font-weight="bold" officeooo:rsid="004d25b0" officeooo:paragraph-rsid="0055bd0e" style:font-weight-asian="bold" style:font-weight-complex="bold"/>
    </style:style>
    <style:style style:name="P29" style:family="paragraph" style:parent-style-name="Standard">
      <style:text-properties fo:font-weight="bold" officeooo:rsid="00544cfd" officeooo:paragraph-rsid="00544cfd" style:font-weight-asian="bold" style:font-weight-complex="bold"/>
    </style:style>
    <style:style style:name="P30" style:family="paragraph" style:parent-style-name="Standard">
      <style:text-properties fo:font-weight="normal" officeooo:rsid="00155c6b" officeooo:paragraph-rsid="0026ecd6" style:font-weight-asian="normal" style:font-weight-complex="normal"/>
    </style:style>
    <style:style style:name="P31" style:family="paragraph" style:parent-style-name="Standard">
      <style:text-properties fo:font-weight="normal" officeooo:rsid="00155c6b" officeooo:paragraph-rsid="002bd11e" style:font-weight-asian="normal" style:font-weight-complex="normal"/>
    </style:style>
    <style:style style:name="P32" style:family="paragraph" style:parent-style-name="Standard">
      <style:text-properties fo:font-weight="normal" officeooo:rsid="00155c6b" officeooo:paragraph-rsid="002e084b" style:font-weight-asian="normal" style:font-weight-complex="normal"/>
    </style:style>
    <style:style style:name="P33" style:family="paragraph" style:parent-style-name="Standard">
      <style:text-properties fo:font-weight="normal" officeooo:rsid="002bd11e" officeooo:paragraph-rsid="002bd11e" style:font-weight-asian="normal" style:font-weight-complex="normal"/>
    </style:style>
    <style:style style:name="P34" style:family="paragraph" style:parent-style-name="Standard">
      <style:text-properties fo:font-weight="normal" officeooo:rsid="002bd11e" officeooo:paragraph-rsid="002cebb1" style:font-weight-asian="normal" style:font-weight-complex="normal"/>
    </style:style>
    <style:style style:name="P35" style:family="paragraph" style:parent-style-name="Standard">
      <style:text-properties fo:font-weight="normal" officeooo:rsid="002cebb1" officeooo:paragraph-rsid="002cebb1" style:font-weight-asian="normal" style:font-weight-complex="normal"/>
    </style:style>
    <style:style style:name="P36" style:family="paragraph" style:parent-style-name="Standard">
      <style:text-properties fo:font-weight="normal" officeooo:rsid="002f92b6" officeooo:paragraph-rsid="002f92b6" style:font-weight-asian="normal" style:font-weight-complex="normal"/>
    </style:style>
    <style:style style:name="P37" style:family="paragraph" style:parent-style-name="Standard">
      <style:text-properties fo:font-weight="normal" officeooo:rsid="00317d9b" officeooo:paragraph-rsid="00317d9b" style:font-weight-asian="normal" style:font-weight-complex="normal"/>
    </style:style>
    <style:style style:name="P38" style:family="paragraph" style:parent-style-name="Standard">
      <style:text-properties fo:font-weight="normal" officeooo:rsid="003d0696" officeooo:paragraph-rsid="003d0696" style:font-weight-asian="normal" style:font-weight-complex="normal"/>
    </style:style>
    <style:style style:name="P39" style:family="paragraph" style:parent-style-name="Standard">
      <style:text-properties fo:font-weight="normal" officeooo:rsid="00458090" officeooo:paragraph-rsid="00458090" style:font-weight-asian="normal" style:font-weight-complex="normal"/>
    </style:style>
    <style:style style:name="P40" style:family="paragraph" style:parent-style-name="Standard">
      <style:text-properties fo:font-weight="normal" officeooo:rsid="00495f77" officeooo:paragraph-rsid="00495f77" style:font-weight-asian="normal" style:font-weight-complex="normal"/>
    </style:style>
    <style:style style:name="P41" style:family="paragraph" style:parent-style-name="Standard">
      <style:text-properties officeooo:rsid="00155c6b" officeooo:paragraph-rsid="002e084b"/>
    </style:style>
    <style:style style:name="P42" style:family="paragraph" style:parent-style-name="Standard">
      <style:text-properties style:font-name="Tlwg Typist" fo:font-size="9pt" fo:font-weight="bold" officeooo:rsid="002f92b6" officeooo:paragraph-rsid="003447f6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Tlwg Typist" fo:font-size="9pt" fo:font-weight="bold" officeooo:rsid="003a3910" officeooo:paragraph-rsid="003be1f4" style:font-size-asian="9pt" style:font-weight-asian="bold" style:font-size-complex="9pt" style:font-weight-complex="bold"/>
    </style:style>
    <style:style style:name="P44" style:family="paragraph" style:parent-style-name="Standard">
      <style:text-properties style:font-name="Tlwg Typist" fo:font-size="9pt" fo:font-weight="normal" officeooo:rsid="00317d9b" officeooo:paragraph-rsid="003447f6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Tlwg Typist" fo:font-size="9pt" fo:font-weight="normal" officeooo:rsid="002f92b6" officeooo:paragraph-rsid="003447f6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Tlwg Typist" fo:font-size="9pt" fo:font-weight="normal" officeooo:rsid="003a3910" officeooo:paragraph-rsid="003be1f4" style:font-size-asian="9pt" style:font-weight-asian="normal" style:font-size-complex="9pt" style:font-weight-complex="normal"/>
    </style:style>
    <style:style style:name="P47" style:family="paragraph" style:parent-style-name="Standard">
      <style:text-properties fo:font-size="9pt" fo:font-weight="normal" officeooo:rsid="00317d9b" officeooo:paragraph-rsid="00317d9b" style:font-size-asian="9pt" style:font-weight-asian="normal" style:font-size-complex="9pt" style:font-weight-complex="normal"/>
    </style:style>
    <style:style style:name="P48" style:family="paragraph" style:parent-style-name="Standard">
      <style:text-properties fo:font-size="9pt" fo:font-weight="normal" officeooo:rsid="00317d9b" officeooo:paragraph-rsid="003447f6" style:font-size-asian="9pt" style:font-weight-asian="normal" style:font-size-complex="9pt" style:font-weight-complex="normal"/>
    </style:style>
    <style:style style:name="P49" style:family="paragraph" style:parent-style-name="Standard">
      <style:text-properties officeooo:rsid="0038019f" officeooo:paragraph-rsid="0038019f"/>
    </style:style>
    <style:style style:name="P50" style:family="paragraph" style:parent-style-name="Standard">
      <style:text-properties officeooo:rsid="003a3910" officeooo:paragraph-rsid="003a3910"/>
    </style:style>
    <style:style style:name="P51" style:family="paragraph" style:parent-style-name="Table_20_Contents">
      <style:text-properties style:font-name="Tlwg Typist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Tlwg Typist" fo:font-size="9pt" style:font-size-asian="9pt" style:font-size-complex="9pt"/>
    </style:style>
    <style:style style:name="P53" style:family="paragraph" style:parent-style-name="Table_20_Contents">
      <style:text-properties style:font-name="Tlwg Typist" fo:font-size="9pt" fo:font-weight="normal" style:font-size-asian="9pt" style:font-weight-asian="normal" style:font-size-complex="9pt" style:font-weight-complex="normal"/>
    </style:style>
    <style:style style:name="T1" style:family="text">
      <style:text-properties officeooo:rsid="00159563"/>
    </style:style>
    <style:style style:name="T2" style:family="text">
      <style:text-properties officeooo:rsid="0017b111"/>
    </style:style>
    <style:style style:name="T3" style:family="text">
      <style:text-properties officeooo:rsid="00184a58"/>
    </style:style>
    <style:style style:name="T4" style:family="text">
      <style:text-properties officeooo:rsid="0018fced"/>
    </style:style>
    <style:style style:name="T5" style:family="text">
      <style:text-properties officeooo:rsid="001a67f0"/>
    </style:style>
    <style:style style:name="T6" style:family="text">
      <style:text-properties officeooo:rsid="001c3fcb"/>
    </style:style>
    <style:style style:name="T7" style:family="text">
      <style:text-properties officeooo:rsid="001cbf64"/>
    </style:style>
    <style:style style:name="T8" style:family="text">
      <style:text-properties officeooo:rsid="001cfb49"/>
    </style:style>
    <style:style style:name="T9" style:family="text">
      <style:text-properties officeooo:rsid="001ead8f"/>
    </style:style>
    <style:style style:name="T10" style:family="text">
      <style:text-properties officeooo:rsid="001f5182"/>
    </style:style>
    <style:style style:name="T11" style:family="text">
      <style:text-properties officeooo:rsid="00220f01"/>
    </style:style>
    <style:style style:name="T12" style:family="text">
      <style:text-properties officeooo:rsid="00235f78"/>
    </style:style>
    <style:style style:name="T13" style:family="text">
      <style:text-properties officeooo:rsid="0023fb53"/>
    </style:style>
    <style:style style:name="T14" style:family="text">
      <style:text-properties officeooo:rsid="0028523e"/>
    </style:style>
    <style:style style:name="T15" style:family="text">
      <style:text-properties officeooo:rsid="002a1867"/>
    </style:style>
    <style:style style:name="T16" style:family="text">
      <style:text-properties officeooo:rsid="002b3c5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bd11e"/>
    </style:style>
    <style:style style:name="T19" style:family="text">
      <style:text-properties officeooo:rsid="002cebb1"/>
    </style:style>
    <style:style style:name="T20" style:family="text">
      <style:text-properties officeooo:rsid="002e084b"/>
    </style:style>
    <style:style style:name="T21" style:family="text">
      <style:text-properties officeooo:rsid="002f92b6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317d9b"/>
    </style:style>
    <style:style style:name="T24" style:family="text">
      <style:text-properties style:font-name="Tlwg Typist"/>
    </style:style>
    <style:style style:name="T25" style:family="text">
      <style:text-properties officeooo:rsid="0035d5a6"/>
    </style:style>
    <style:style style:name="T26" style:family="text">
      <style:text-properties officeooo:rsid="0038019f"/>
    </style:style>
    <style:style style:name="T27" style:family="text">
      <style:text-properties officeooo:rsid="003a3910"/>
    </style:style>
    <style:style style:name="T28" style:family="text">
      <style:text-properties officeooo:rsid="003d0696"/>
    </style:style>
    <style:style style:name="T29" style:family="text">
      <style:text-properties officeooo:rsid="003e8896"/>
    </style:style>
    <style:style style:name="T30" style:family="text">
      <style:text-properties officeooo:rsid="0044b01d"/>
    </style:style>
    <style:style style:name="T31" style:family="text">
      <style:text-properties officeooo:rsid="0044df57"/>
    </style:style>
    <style:style style:name="T32" style:family="text">
      <style:text-properties officeooo:rsid="00470cf9"/>
    </style:style>
    <style:style style:name="T33" style:family="text">
      <style:text-properties officeooo:rsid="0047872f"/>
    </style:style>
    <style:style style:name="T34" style:family="text">
      <style:text-properties officeooo:rsid="004d25b0"/>
    </style:style>
    <style:style style:name="T35" style:family="text">
      <style:text-properties officeooo:rsid="004de3c2"/>
    </style:style>
    <style:style style:name="T36" style:family="text">
      <style:text-properties officeooo:rsid="00544cfd"/>
    </style:style>
    <style:style style:name="T37" style:family="text">
      <style:text-properties officeooo:rsid="00545349"/>
    </style:style>
    <style:style style:name="T38" style:family="text">
      <style:text-properties officeooo:rsid="0055bd0e"/>
    </style:style>
    <style:style style:name="T39" style:family="text">
      <style:text-properties officeooo:rsid="005819ed"/>
    </style:style>
    <style:style style:name="T40" style:family="text">
      <style:text-properties officeooo:rsid="0058b0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- TRABALHANDO COM CONTAINER<text:span text:style-name="T1">S</text:span></text:p>
      <text:p text:style-name="P1"/>
      <text:p text:style-name="P1">- Para listar todos os containers em execu<text:span text:style-name="T1">ç</text:span>ão:</text:p>
      <text:p text:style-name="P5">$ docker ps</text:p>
      <text:p text:style-name="P1"/>
      <text:p text:style-name="P1">- Para listar todos os containers em execu<text:span text:style-name="T1">ç</text:span>ão ou não:</text:p>
      <text:p text:style-name="P5">$ docker ps -a</text:p>
      <text:p text:style-name="P1"/>
      <text:p text:style-name="P1">- <text:span text:style-name="T3">Baixando e executando</text:span> o primeiro exemplo de container (hello-world):</text:p>
      <text:p text:style-name="P5"><text:span text:style-name="T2">$ </text:span>docker run hello-world</text:p>
      <text:p text:style-name="P1"/>
      <text:p text:style-name="P1">- <text:span text:style-name="T4">Baixando e executando o container do ubuntu </text:span><text:span text:style-name="T5">(última versão)</text:span><text:span text:style-name="T4">, </text:span>com o comando "-ti" <text:span text:style-name="T4">entraremos </text:span>no modo terminal <text:span text:style-name="T5">do container</text:span>:</text:p>
      <text:p text:style-name="P5"><text:span text:style-name="T5">$</text:span> docker run -ti ubuntu /bin/bash</text:p>
      <text:p text:style-name="P1"/>
      <text:p text:style-name="P1">- <text:span text:style-name="T6">P</text:span>ara sair finalizando o container: <text:span text:style-name="T17">"Ctrl+d"</text:span></text:p>
      <text:p text:style-name="P1"/>
      <text:p text:style-name="P1">- <text:span text:style-name="T6">P</text:span>ara sair do container sem finaliar: <text:span text:style-name="T17">"Ctrl+p+q"</text:span></text:p>
      <text:p text:style-name="P1"/>
      <text:p text:style-name="P4">- <text:span text:style-name="T9">Para pa</text:span><text:span text:style-name="T14">usar</text:span><text:span text:style-name="T9"> a execução do container:</text:span></text:p>
      <text:p text:style-name="P11">$ docker <text:span text:style-name="T14">pause</text:span> “id ou nome do container”</text:p>
      <text:p text:style-name="P1"/>
      <text:p text:style-name="P1">- <text:span text:style-name="T9">Para parar a execução do container:</text:span></text:p>
      <text:p text:style-name="P10">$ docker stop “id ou nome do container”</text:p>
      <text:p text:style-name="P12"/>
      <text:p text:style-name="P2">- <text:span text:style-name="T9">Para </text:span><text:span text:style-name="T10">continuar</text:span><text:span text:style-name="T9"> a execução do container:</text:span></text:p>
      <text:p text:style-name="P9">$ docker st<text:span text:style-name="T10">art</text:span> “id ou nome do container”</text:p>
      <text:p text:style-name="P13"/>
      <text:p text:style-name="P4">- <text:span text:style-name="T7">P</text:span>ara voltar <text:span text:style-name="T15">para dentro d</text:span>o container:</text:p>
      <text:p text:style-name="P6"><text:span text:style-name="T8">$</text:span> docker attach "id <text:span text:style-name="T9">ou nome </text:span>do container"</text:p>
      <text:p text:style-name="P13"/>
      <text:p text:style-name="P13">- <text:span text:style-name="T11">Para parar um container em execussão e exclui-lo:</text:span></text:p>
      <text:p text:style-name="P8">$ docker rm -f “id ou nome do container”</text:p>
      <text:p text:style-name="P15"/>
      <text:p text:style-name="P14">- <text:span text:style-name="T11">Para </text:span><text:span text:style-name="T16">excluir um container sem estar em</text:span><text:span text:style-name="T11"> execussão:</text:span></text:p>
      <text:p text:style-name="P7">$ docker rm “id ou nome do container”</text:p>
      <text:p text:style-name="P15"/>
      <text:p text:style-name="P3">- <text:span text:style-name="T4">Baixando e executando o container do ubuntu </text:span><text:span text:style-name="T5">versão</text:span><text:span text:style-name="T12">14.04</text:span><text:span text:style-name="T4">, </text:span><text:span text:style-name="T12">dando</text:span> <text:span text:style-name="T12">um nome específico ao container e</text:span> <text:span text:style-name="T4">entra</text:span><text:span text:style-name="T12">ndo</text:span><text:span text:style-name="T4"> </text:span>no modo terminal:</text:p>
      <text:p text:style-name="P16"><text:span text:style-name="T5">$</text:span> docker run -ti --<text:span text:style-name="T13">name meu_ubuntu </text:span>ubuntu:<text:span text:style-name="T13">14.04</text:span> /bin/bash</text:p>
      <text:p text:style-name="P16"/>
      <text:p text:style-name="P30">- <text:span text:style-name="T18">Para verificar os “ids” dos containers em execução:</text:span></text:p>
      <text:p text:style-name="P18">$ docker ps -q</text:p>
      <text:p text:style-name="P33"/>
      <text:p text:style-name="P31">- <text:span text:style-name="T18">Para verificar os “ids” de todos os containers em execução:</text:span></text:p>
      <text:p text:style-name="P18">$ docker ps -aq</text:p>
      <text:p text:style-name="P18"/>
      <text:p text:style-name="P33">- <text:span text:style-name="T19">Para parar todos os containers de uma vez só:</text:span></text:p>
      <text:p text:style-name="P19">$ docker stop $(docker ps -q)</text:p>
      <text:p text:style-name="P35"/>
      <text:p text:style-name="P34">- <text:span text:style-name="T19">Para executar todos os containers de uma vez só:</text:span></text:p>
      <text:p text:style-name="P19"><text:soft-page-break/>$ docker start $(docker ps -aq)</text:p>
      <text:p text:style-name="P35"/>
      <text:p text:style-name="P35"/>
      <text:p text:style-name="P17">- TRABALHANDO COM <text:span text:style-name="T20">REDES</text:span></text:p>
      <text:p text:style-name="P41"/>
      <text:p text:style-name="P41">- <text:span text:style-name="T26">Para verificar quais opções posso trabalhar com o docker:</text:span></text:p>
      <text:p text:style-name="P41"/>
      <text:p text:style-name="P23">$ docker network --help</text:p>
      <text:p text:style-name="P49"/>
      <table:table table:name="Tabela4" table:style-name="Tabela4">
        <table:table-column table:style-name="Tabela4.A"/>
        <table:table-row table:style-name="TableLine94659819129552">
          <table:table-cell table:style-name="Tabela4.A1" office:value-type="string">
            <text:p text:style-name="P51"><text:span text:style-name="T22">fabricio@notebook-lg:~/GitHub/Docker-Help$ </text:span>docker network --help</text:p>
            <text:p text:style-name="P53"/>
            <text:p text:style-name="P53">Usage: <text:s/>docker network COMMAND</text:p>
            <text:p text:style-name="P53"/>
            <text:p text:style-name="P53">Manage networks</text:p>
            <text:p text:style-name="P53"/>
            <text:p text:style-name="P53">Commands:</text:p>
            <text:p text:style-name="P53"><text:s text:c="2"/>connect <text:s text:c="4"/>Connect a container to a network</text:p>
            <text:p text:style-name="P53"><text:s text:c="2"/>create <text:s text:c="5"/>Create a network</text:p>
            <text:p text:style-name="P53"><text:s text:c="2"/>disconnect <text:s/>Disconnect a container from a network</text:p>
            <text:p text:style-name="P53"><text:s text:c="2"/>inspect <text:s text:c="4"/>Display detailed information on one or more networks</text:p>
            <text:p text:style-name="P53"><text:s text:c="2"/>ls <text:s text:c="9"/>List networks</text:p>
            <text:p text:style-name="P53"><text:s text:c="2"/>prune <text:s text:c="6"/>Remove all unused networks</text:p>
            <text:p text:style-name="P53"><text:s text:c="2"/>rm <text:s text:c="9"/>Remove one or more networks</text:p>
            <text:p text:style-name="P53"/>
            <text:p text:style-name="P53">Run 'docker network COMMAND --help' for more information on a command.</text:p>
            <text:p text:style-name="P53">fabricio@notebook-lg:~/GitHub/Docker-Help$ </text:p>
          </table:table-cell>
        </table:table-row>
      </table:table>
      <text:p text:style-name="P49"/>
      <text:p text:style-name="P41"/>
      <text:p text:style-name="P41">- <text:span text:style-name="T27">Podemos também, saber mais informações sobre o comando específico (exemplo “create”):</text:span></text:p>
      <text:p text:style-name="P41"/>
      <text:p text:style-name="P24">$ docker network create --help</text:p>
      <text:p text:style-name="P50"/>
      <table:table table:name="Tabela5" table:style-name="Tabela5">
        <table:table-column table:style-name="Tabela5.A"/>
        <table:table-row table:style-name="TableLine94659834311168">
          <table:table-cell table:style-name="Tabela5.A1" office:value-type="string">
            <text:p text:style-name="P43"><text:span text:style-name="T22">fabricio@notebook-lg:~/GitHub/Docker-Help$ </text:span>docker network create --help</text:p>
            <text:p text:style-name="P46"/>
            <text:p text:style-name="P46">Usage: <text:s/>docker network create [OPTIONS] NETWORK</text:p>
            <text:p text:style-name="P46"/>
            <text:p text:style-name="P46">Create a network</text:p>
            <text:p text:style-name="P46"/>
            <text:p text:style-name="P46">Options:</text:p>
            <text:p text:style-name="P46"><text:s text:c="6"/>--attachable <text:s text:c="10"/>Enable manual container attachment</text:p>
            <text:p text:style-name="P46"><text:s text:c="6"/>--aux-address map <text:s text:c="5"/>Auxiliary IPv4 or IPv6 addresses used by</text:p>
            <text:p text:style-name="P46"><text:s text:c="29"/>Network driver (default map[])</text:p>
            <text:p text:style-name="P46"><text:s text:c="6"/>--config-from string <text:s text:c="2"/>The network from which to copy the configuration</text:p>
            <text:p text:style-name="P46"><text:s text:c="6"/>--config-only <text:s text:c="9"/>Create a configuration only network</text:p>
            <text:p text:style-name="P46"><text:s text:c="2"/>-d, --driver string <text:s text:c="7"/>Driver to manage the Network (default "bridge")</text:p>
            <text:p text:style-name="P46"><text:s text:c="6"/>--gateway strings <text:s text:c="5"/>IPv4 or IPv6 Gateway for the master subnet</text:p>
            <text:p text:style-name="P46"><text:s text:c="6"/>--ingress <text:s text:c="13"/>Create swarm routing-mesh network</text:p>
            <text:p text:style-name="P46"><text:s text:c="6"/>--internal <text:s text:c="12"/>Restrict external access to the network</text:p>
            <text:p text:style-name="P46"><text:s text:c="6"/>--ip-range strings <text:s text:c="4"/>Allocate container ip from a sub-range</text:p>
            <text:p text:style-name="P46"><text:s text:c="6"/>--ipam-driver string <text:s text:c="2"/>IP Address Management Driver (default "default")</text:p>
            <text:p text:style-name="P46"><text:s text:c="6"/>--ipam-opt map <text:s text:c="8"/>Set IPAM driver specific options (default map[])</text:p>
            <text:p text:style-name="P46"><text:s text:c="6"/>--ipv6 <text:s text:c="16"/>Enable IPv6 networking</text:p>
            <text:p text:style-name="P46"><text:s text:c="6"/>--label list <text:s text:c="10"/>Set metadata on a network</text:p>
            <text:p text:style-name="P46"><text:s text:c="2"/>-o, --opt map <text:s text:c="13"/>Set driver specific options (default map[])</text:p>
            <text:p text:style-name="P46"><text:s text:c="6"/>--scope string <text:s text:c="8"/>Control the network's scope</text:p>
            <text:p text:style-name="P46"><text:s text:c="6"/>--subnet strings <text:s text:c="6"/>Subnet in CIDR format that represents a</text:p>
            <text:p text:style-name="P46"><text:s text:c="29"/>network segment</text:p>
            <text:p text:style-name="P46">fabricio@notebook-lg:~/GitHub/Docker-Help$ </text:p>
          </table:table-cell>
        </table:table-row>
      </table:table>
      <text:p text:style-name="P50"/>
      <text:p text:style-name="P41"/>
      <text:p text:style-name="P32"><text:soft-page-break/>- Para listar t<text:span text:style-name="T21">odas as redes do docker</text:span>:</text:p>
      <text:p text:style-name="P20"/>
      <text:p text:style-name="P20">$ docker network ls</text:p>
      <text:p text:style-name="P36"/>
      <table:table table:name="Tabela2" table:style-name="Tabela2">
        <table:table-column table:style-name="Tabela2.A"/>
        <table:table-row table:style-name="TableLine94659843597392">
          <table:table-cell table:style-name="Tabela2.A1" office:value-type="string">
            <text:p text:style-name="P42"><text:span text:style-name="T22">fabricio@notebook-lg:~/GitHub/Docker-Help$ </text:span>docker network ls</text:p>
            <text:p text:style-name="P45">NETWORK ID <text:s text:c="4"/>NAME <text:s text:c="7"/>DRIVER <text:s text:c="3"/>SCOPE</text:p>
            <text:p text:style-name="P45">e2aeae6ddeb3 <text:s text:c="2"/>bridge <text:s text:c="5"/>bridge <text:s text:c="3"/>local</text:p>
            <text:p text:style-name="P45">1404cd9dfe9e <text:s text:c="2"/>host <text:s text:c="7"/>host <text:s text:c="5"/>local</text:p>
            <text:p text:style-name="P45">f2eb7bb60c00 <text:s text:c="2"/>none <text:s text:c="7"/>null <text:s text:c="5"/>local</text:p>
            <text:p text:style-name="P45">2e0fc3474581 <text:s text:c="2"/>redelocal <text:s text:c="2"/>bridge <text:s text:c="3"/>local</text:p>
            <text:p text:style-name="P45">fabricio@notebook-lg:~/GitHub/Docker-Help$ </text:p>
          </table:table-cell>
        </table:table-row>
      </table:table>
      <text:p text:style-name="P36"/>
      <text:p text:style-name="P36"/>
      <text:p text:style-name="P36">- <text:span text:style-name="T23">Para saber as informações de uma rede (exemplo a rede “bridge”):</text:span></text:p>
      <text:p text:style-name="P21"/>
      <text:p text:style-name="P21">$ docker network inspect bridge</text:p>
      <text:p text:style-name="P37"/>
      <table:table table:name="Tabela1" table:style-name="Tabela1">
        <table:table-column table:style-name="Tabela1.A"/>
        <table:table-row table:style-name="TableLine94659827737280">
          <table:table-cell table:style-name="Tabela1.A1" office:value-type="string">
            <text:p text:style-name="P44">fabricio@notebook-lg:~/GitHub/Docker-Help$ <text:span text:style-name="T17">docker network inspect bridge</text:span></text:p>
            <text:p text:style-name="P44">[</text:p>
            <text:p text:style-name="P44"><text:s text:c="4"/>{</text:p>
            <text:p text:style-name="P44"><text:s text:c="8"/>"Name": "bridge",</text:p>
            <text:p text:style-name="P44"><text:s text:c="8"/>"Id": "e2aeae6ddeb3117d3da59ba14afa748934df88ac60b7ea4eb71d2590562f223a",</text:p>
            <text:p text:style-name="P44"><text:s text:c="8"/>"Created": "2021-10-14T21:01:59.460041387-03:00",</text:p>
            <text:p text:style-name="P44"><text:s text:c="8"/>"Scope": "local",</text:p>
            <text:p text:style-name="P44"><text:s text:c="8"/>"Driver": "bridge",</text:p>
            <text:p text:style-name="P44"><text:s text:c="8"/>"EnableIPv6": false,</text:p>
            <text:p text:style-name="P44"><text:s text:c="8"/>"IPAM": {</text:p>
            <text:p text:style-name="P44"><text:s text:c="12"/>"Driver": "default",</text:p>
            <text:p text:style-name="P44"><text:s text:c="12"/>"Options": null,</text:p>
            <text:p text:style-name="P44"><text:s text:c="12"/>"Config": [</text:p>
            <text:p text:style-name="P44"><text:s text:c="16"/>{</text:p>
            <text:p text:style-name="P44"><text:s text:c="20"/>"Subnet": "172.17.0.0/16",</text:p>
            <text:p text:style-name="P44"><text:s text:c="20"/>"Gateway": "172.17.0.1"</text:p>
            <text:p text:style-name="P44"><text:s text:c="16"/>}</text:p>
            <text:p text:style-name="P44"><text:s text:c="12"/>]</text:p>
            <text:p text:style-name="P44"><text:s text:c="8"/>},</text:p>
            <text:p text:style-name="P44"><text:s text:c="8"/>"Internal": false,</text:p>
            <text:p text:style-name="P44"><text:s text:c="8"/>"Attachable": false,</text:p>
            <text:p text:style-name="P44"><text:s text:c="8"/>"Ingress": false,</text:p>
            <text:p text:style-name="P44"><text:s text:c="8"/>"ConfigFrom": {</text:p>
            <text:p text:style-name="P44"><text:s text:c="12"/>"Network": ""</text:p>
            <text:p text:style-name="P44"><text:s text:c="8"/>},</text:p>
            <text:p text:style-name="P44"><text:s text:c="8"/>"ConfigOnly": false,</text:p>
            <text:p text:style-name="P44"><text:s text:c="8"/>"Containers": {},</text:p>
            <text:p text:style-name="P44"><text:s text:c="8"/>"Options": {</text:p>
            <text:p text:style-name="P44"><text:s text:c="12"/>"com.docker.network.bridge.default_bridge": "true",</text:p>
            <text:p text:style-name="P44"><text:s text:c="12"/>"com.docker.network.bridge.enable_icc": "true",</text:p>
            <text:p text:style-name="P44"><text:s text:c="12"/>"com.docker.network.bridge.enable_ip_masquerade": "true",</text:p>
            <text:p text:style-name="P44"><text:s text:c="12"/>"com.docker.network.bridge.host_binding_ipv4": "0.0.0.0",</text:p>
            <text:p text:style-name="P44"><text:s text:c="12"/>"com.docker.network.bridge.name": "docker0",</text:p>
            <text:p text:style-name="P44"><text:s text:c="12"/>"com.docker.network.driver.mtu": "1500"</text:p>
            <text:p text:style-name="P44"><text:s text:c="8"/>},</text:p>
            <text:p text:style-name="P44"><text:s text:c="8"/>"Labels": {}</text:p>
            <text:p text:style-name="P44"><text:s text:c="4"/>}</text:p>
            <text:p text:style-name="P44">]</text:p>
            <text:p text:style-name="P48"><text:span text:style-name="T24">fabricio@notebook-lg:~/GitHub/Docker-Help$ </text:span></text:p>
          </table:table-cell>
        </table:table-row>
      </table:table>
      <text:p text:style-name="P37"/>
      <text:p text:style-name="P37">- <text:span text:style-name="T25">Para criar uma nova rede (exemplo “nova_rede”):</text:span></text:p>
      <text:p text:style-name="P37"/>
      <text:p text:style-name="P22">$ docker network create nova_rede</text:p>
      <text:p text:style-name="P47"><text:soft-page-break/></text:p>
      <table:table table:name="Tabela3" table:style-name="Tabela3">
        <table:table-column table:style-name="Tabela3.A"/>
        <table:table-row table:style-name="TableLine94659820550288">
          <table:table-cell table:style-name="Tabela3.A1" office:value-type="string">
            <text:p text:style-name="P51"><text:span text:style-name="T22">fabricio@notebook-lg:~/GitHub/Docker-Help$ </text:span>docker network create nova_rede</text:p>
            <text:p text:style-name="P53">af738829bc6a88832611b5b4a48518a88e00f72a55420ea62bfaed14ccd47e6e</text:p>
            <text:p text:style-name="P53">fabricio@notebook-lg:~/GitHub/Docker-Help$ </text:p>
          </table:table-cell>
        </table:table-row>
      </table:table>
      <text:p text:style-name="P37"/>
      <text:p text:style-name="P37"/>
      <text:p text:style-name="P37">- <text:span text:style-name="T26">Para criar uma rede com um “range” diferente </text:span><text:span text:style-name="T28">(exemplo “minha_rede2”)</text:span><text:span text:style-name="T26">:</text:span></text:p>
      <text:p text:style-name="P37"/>
      <text:p text:style-name="P25">$ docker network create <text:span text:style-name="T29">minha_rede2 --subnet 192.168.134.0/24 --gateway 192.168.134.1</text:span></text:p>
      <text:p text:style-name="P38"/>
      <table:table table:name="Tabela6" table:style-name="Tabela6">
        <table:table-column table:style-name="Tabela6.A"/>
        <table:table-row table:style-name="TableLine94659827826688">
          <table:table-cell table:style-name="Tabela6.A1" office:value-type="string">
            <text:p text:style-name="P51"><text:span text:style-name="T22">fabricio@notebook-lg:~/GitHub/Docker-Help$ </text:span>docker network create minha_rede2 --subnet 192.168.134.0/24 --gateway 192.168.134.1</text:p>
            <text:p text:style-name="P53">6ce1d7c42a6124898b6930987e12ab120229cc9de0a35057c8a13b0f0c5c2672</text:p>
            <text:p text:style-name="P53">fabricio@notebook-lg:~/GitHub/Docker-Help$ </text:p>
          </table:table-cell>
        </table:table-row>
      </table:table>
      <text:p text:style-name="P38"/>
      <text:p text:style-name="P38"/>
      <text:p text:style-name="P38">- <text:span text:style-name="T38">Associando um container criado</text:span><text:span text:style-name="T34"> </text:span><text:span text:style-name="T39">e executando </text:span><text:span text:style-name="T34">a nova rede criada:</text:span></text:p>
      <text:p text:style-name="P38"/>
      <text:p text:style-name="P28">$ docker network connect <text:span text:style-name="T38">minha_rede2</text:span> <text:span text:style-name="T38">meu_ubuntu</text:span></text:p>
      <text:p text:style-name="P38"/>
      <table:table table:name="Tabela9" table:style-name="Tabela9">
        <table:table-column table:style-name="Tabela9.A"/>
        <table:table-row table:style-name="TableLine94659834470400">
          <table:table-cell table:style-name="Tabela9.A1" office:value-type="string">
            <text:p text:style-name="P53">fabricio@notebook-lg:~/GitHub/Docker-Help$ <text:span text:style-name="T17">docker network connect minha_rede2 meu_ubuntu</text:span></text:p>
            <text:p text:style-name="P53">fabricio@notebook-lg:~/GitHub/Docker-Help$ </text:p>
          </table:table-cell>
        </table:table-row>
      </table:table>
      <text:p text:style-name="P38"/>
      <text:p text:style-name="P38"/>
      <text:p text:style-name="P38">- <text:span text:style-name="T36">Para saber os containers </text:span><text:span text:style-name="T40">(em execução) </text:span><text:span text:style-name="T36">associados a rede:</text:span></text:p>
      <text:p text:style-name="P38"/>
      <text:p text:style-name="P29">$ docker network inspect <text:span text:style-name="T37">minha_rede2</text:span></text:p>
      <text:p text:style-name="P38"/>
      <table:table table:name="Tabela10" table:style-name="Tabela10">
        <table:table-column table:style-name="Tabela10.A"/>
        <table:table-row table:style-name="TableLine94659837165200">
          <table:table-cell table:style-name="Tabela10.A1" office:value-type="string">
            <text:p text:style-name="P53">fabricio@notebook-lg:~/GitHub/Docker-Help$ <text:span text:style-name="T17">docker network inspect minha_rede2</text:span></text:p>
            <text:p text:style-name="P53">[</text:p>
            <text:p text:style-name="P53"><text:s text:c="4"/>{</text:p>
            <text:p text:style-name="P53"><text:s text:c="8"/>"Name": "minha_rede2",</text:p>
            <text:p text:style-name="P53"><text:s text:c="8"/>"Id": "c4a068d87bbf2759b7218882f9b6cb4b067aa65cec3a1a30d2aabcbf924cc350",</text:p>
            <text:p text:style-name="P53"><text:s text:c="8"/>"Created": "2021-10-14T22:02:18.468161564-03:00",</text:p>
            <text:p text:style-name="P53"><text:s text:c="8"/>"Scope": "local",</text:p>
            <text:p text:style-name="P53"><text:s text:c="8"/>"Driver": "bridge",</text:p>
            <text:p text:style-name="P53"><text:s text:c="8"/>"EnableIPv6": false,</text:p>
            <text:p text:style-name="P53"><text:s text:c="8"/>"IPAM": {</text:p>
            <text:p text:style-name="P53"><text:s text:c="12"/>"Driver": "default",</text:p>
            <text:p text:style-name="P53"><text:s text:c="12"/>"Options": {},</text:p>
            <text:p text:style-name="P53"><text:s text:c="12"/>"Config": [</text:p>
            <text:p text:style-name="P53"><text:s text:c="16"/>{</text:p>
            <text:p text:style-name="P53"><text:s text:c="20"/>"Subnet": "192.168.134.0/24",</text:p>
            <text:p text:style-name="P53"><text:s text:c="20"/>"Gateway": "192.168.134.1"</text:p>
            <text:p text:style-name="P53"><text:s text:c="16"/>}</text:p>
            <text:p text:style-name="P53"><text:s text:c="12"/>]</text:p>
            <text:p text:style-name="P53"><text:s text:c="8"/>},</text:p>
            <text:p text:style-name="P53"><text:s text:c="8"/>"Internal": false,</text:p>
            <text:p text:style-name="P53"><text:s text:c="8"/>"Attachable": false,</text:p>
            <text:p text:style-name="P53"><text:s text:c="8"/>"Ingress": false,</text:p>
            <text:p text:style-name="P53"><text:s text:c="8"/>"ConfigFrom": {</text:p>
            <text:p text:style-name="P53"><text:s text:c="12"/>"Network": ""</text:p>
            <text:p text:style-name="P53"><text:s text:c="8"/>},</text:p>
            <text:p text:style-name="P53"><text:s text:c="8"/>"ConfigOnly": false,</text:p>
            <text:p text:style-name="P51"><text:s text:c="8"/>"Containers": {</text:p>
            <text:p text:style-name="P51"><text:s text:c="12"/>"581647ff3cffdabaea19af49fc7b801e77f04afe1dc3015cc76eea9a7c16f8f1": {</text:p>
            <text:p text:style-name="P51"><text:s text:c="16"/>"Name": "meu_ubuntu",</text:p>
            <text:p text:style-name="P53"><text:s text:c="16"/>"EndpointID": <text:soft-page-break/>"07fab6120081095dcdcf2fd64fc82e0487fea138049f0716d146b8cd23f59fb5",</text:p>
            <text:p text:style-name="P53"><text:s text:c="16"/>"MacAddress": "02:42:c0:a8:86:02",</text:p>
            <text:p text:style-name="P53"><text:s text:c="16"/>"IPv4Address": "192.168.134.2/24",</text:p>
            <text:p text:style-name="P53"><text:s text:c="16"/>"IPv6Address": ""</text:p>
            <text:p text:style-name="P53"><text:s text:c="12"/>}</text:p>
            <text:p text:style-name="P53"><text:s text:c="8"/>},</text:p>
            <text:p text:style-name="P53"><text:s text:c="8"/>"Options": {},</text:p>
            <text:p text:style-name="P53"><text:s text:c="8"/>"Labels": {}</text:p>
            <text:p text:style-name="P53"><text:s text:c="4"/>}</text:p>
            <text:p text:style-name="P53">]</text:p>
            <text:p text:style-name="P53">fabricio@notebook-lg:~/GitHub/Docker-Help$ </text:p>
          </table:table-cell>
        </table:table-row>
      </table:table>
      <text:p text:style-name="P38"/>
      <text:p text:style-name="P38"/>
      <text:p text:style-name="P38">- <text:span text:style-name="T30">Para remover uma rede criada (exemplo “</text:span><text:span text:style-name="T31">nova</text:span><text:span text:style-name="T30">_rede”):</text:span></text:p>
      <text:p text:style-name="P38"/>
      <text:p text:style-name="P26">$ docker network rm nova_rede</text:p>
      <text:p text:style-name="P26"/>
      <table:table table:name="Tabela7" table:style-name="Tabela7">
        <table:table-column table:style-name="Tabela7.A"/>
        <table:table-row table:style-name="TableLine94659843968672">
          <table:table-cell table:style-name="Tabela7.A1" office:value-type="string">
            <text:p text:style-name="P52">fabricio@notebook-lg:~/GitHub/Docker-Help$ <text:span text:style-name="T17">docker network rm nova_rede</text:span></text:p>
            <text:p text:style-name="P52">nova_rede</text:p>
            <text:p text:style-name="P52">fabricio@notebook-lg:~/GitHub/Docker-Help$ </text:p>
          </table:table-cell>
        </table:table-row>
      </table:table>
      <text:p text:style-name="P39"/>
      <text:p text:style-name="P39">- <text:span text:style-name="T32">Para remover todas as redes </text:span><text:span text:style-name="T33">que não estão sendo utilizadas</text:span><text:span text:style-name="T32">:</text:span></text:p>
      <text:p text:style-name="P39"/>
      <text:p text:style-name="P27">$ docker network prune</text:p>
      <text:p text:style-name="P40"/>
      <table:table table:name="Tabela8" table:style-name="Tabela8">
        <table:table-column table:style-name="Tabela8.A"/>
        <table:table-row table:style-name="TableLine94659822061184">
          <table:table-cell table:style-name="Tabela8.A1" office:value-type="string">
            <text:p text:style-name="P52">fabricio@notebook-lg:~/GitHub/Docker-Help$ <text:span text:style-name="T17">docker network prune</text:span></text:p>
            <text:p text:style-name="P52">WARNING! This will remove all custom networks not used by at least one container.</text:p>
            <text:p text:style-name="P52">Are you sure you want to continue? [y/N] y</text:p>
            <text:p text:style-name="P52">Deleted Networks:</text:p>
            <text:p text:style-name="P52">redelocal</text:p>
            <text:p text:style-name="P52">minha_rede2</text:p>
            <text:p text:style-name="P52"/>
            <text:p text:style-name="P52">fabricio@notebook-lg:~/GitHub/Docker-Help$ 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7:07:48.811517732</meta:creation-date>
    <meta:generator>LibreOffice/7.1.6.2$Linux_X86_64 LibreOffice_project/10$Build-2</meta:generator>
    <dc:date>2021-10-14T22:30:28.716931837</dc:date>
    <meta:editing-duration>PT2H8M45S</meta:editing-duration>
    <meta:editing-cycles>60</meta:editing-cycles>
    <meta:document-statistic meta:table-count="10" meta:image-count="0" meta:object-count="0" meta:page-count="5" meta:paragraph-count="194" meta:word-count="889" meta:character-count="8052" meta:non-whitespace-character-count="6240"/>
  </office:meta>
</office:document-meta>
</file>